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Text_20_body" style:list-style-name="WWNum1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" style:family="paragraph" style:parent-style-name="Text_20_body" style:list-style-name="WWNum1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12c0b5"/>
    </style:style>
    <style:style style:name="P7" style:family="paragraph" style:parent-style-name="Text_20_body" style:list-style-name="WWNum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" style:family="paragraph" style:parent-style-name="Text_20_body">
      <style:paragraph-properties fo:text-align="start" style:justify-single-word="false" style:writing-mode="lr-tb"/>
    </style:style>
    <style:style style:name="P9" style:family="paragraph" style:parent-style-name="Text_20_body" style:list-style-name="WWNum2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" style:family="paragraph" style:parent-style-name="Text_20_body" style:list-style-name="WWNum2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15b7bd"/>
    </style:style>
    <style:style style:name="P11" style:family="paragraph" style:parent-style-name="Text_20_body" style:list-style-name="WWNum2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fo:font-weight="bold" officeooo:rsid="0016dbcc" officeooo:paragraph-rsid="0016dbcc" style:font-weight-asian="bold" style:font-weight-complex="bold"/>
    </style:style>
    <style:style style:name="P12" style:family="paragraph" style:parent-style-name="Text_20_body" style:list-style-name="List_20_1">
      <style:paragraph-properties fo:margin-top="0in" fo:margin-bottom="0in" style:contextual-spacing="false" fo:text-align="start" style:justify-single-word="false" style:writing-mode="lr-tb">
        <style:tab-stops>
          <style:tab-stop style:position="0.4925in"/>
        </style:tab-stops>
      </style:paragraph-properties>
      <style:text-properties fo:font-weight="bold" officeooo:rsid="00197c4d" officeooo:paragraph-rsid="00197c4d" style:font-weight-asian="bold" style:font-weight-complex="bold"/>
    </style:style>
    <style:style style:name="P13" style:family="paragraph" style:parent-style-name="Text_20_body" style:list-style-name="List_20_1">
      <style:paragraph-properties fo:margin-top="0in" fo:margin-bottom="0in" style:contextual-spacing="false" fo:text-align="start" style:justify-single-word="false" style:writing-mode="lr-tb">
        <style:tab-stops>
          <style:tab-stop style:position="0.4925in"/>
        </style:tab-stops>
      </style:paragraph-properties>
      <style:text-properties officeooo:rsid="00197c4d" officeooo:paragraph-rsid="00197c4d"/>
    </style:style>
    <style:style style:name="P14" style:family="paragraph" style:parent-style-name="Text_20_body" style:list-style-name="WWNum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5" style:family="paragraph" style:parent-style-name="Text_20_body" style:list-style-name="WWNum2">
      <style:paragraph-properties fo:margin-left="0.4925in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officeooo:paragraph-rsid="0011a067"/>
    </style:style>
    <style:style style:name="P16" style:family="paragraph" style:parent-style-name="Text_20_body" style:list-style-name="WWNum3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" style:family="paragraph" style:parent-style-name="Text_20_body" style:list-style-name="WWNum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" style:family="paragraph" style:parent-style-name="Text_20_body">
      <style:paragraph-properties fo:text-align="start" style:justify-single-word="false" style:writing-mode="lr-tb"/>
      <style:text-properties officeooo:paragraph-rsid="001ac4db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paragraph-rsid="001b0efc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01bcc3c"/>
    </style:style>
    <style:style style:name="P21" style:family="paragraph" style:parent-style-name="Text_20_body">
      <style:paragraph-properties fo:text-align="start" style:justify-single-word="false" style:writing-mode="lr-tb"/>
      <style:text-properties fo:language="ro" fo:country="RO" fo:font-weight="bold" style:font-weight-asian="bold" style:font-weight-complex="bold"/>
    </style:style>
    <style:style style:name="P22" style:family="paragraph" style:parent-style-name="Text_20_body">
      <style:paragraph-properties fo:margin-top="0in" fo:margin-bottom="0in" style:contextual-spacing="false" fo:text-align="start" style:justify-single-word="false" style:writing-mode="lr-tb"/>
    </style:style>
    <style:style style:name="P23" style:family="paragraph" style:parent-style-name="Standard">
      <style:paragraph-properties fo:text-align="start" style:justify-single-word="false" style:writing-mode="lr-tb"/>
      <style:text-properties fo:language="ro" fo:country="RO"/>
    </style:style>
    <style:style style:name="P24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0f33ec"/>
    </style:style>
    <style:style style:name="T6" style:family="text">
      <style:text-properties officeooo:rsid="0010520f"/>
    </style:style>
    <style:style style:name="T7" style:family="text">
      <style:text-properties fo:language="ro" fo:country="RO" officeooo:rsid="0010520f"/>
    </style:style>
    <style:style style:name="T8" style:family="text">
      <style:text-properties fo:language="en" fo:country="US" officeooo:rsid="0012c0b5"/>
    </style:style>
    <style:style style:name="T9" style:family="text">
      <style:text-properties fo:language="ro" fo:country="RO" officeooo:rsid="000f33ec"/>
    </style:style>
    <style:style style:name="T10" style:family="text">
      <style:text-properties fo:language="en" fo:country="US" officeooo:rsid="000f33ec"/>
    </style:style>
    <style:style style:name="T11" style:family="text">
      <style:text-properties fo:font-weight="normal" officeooo:rsid="000f33ec" style:font-weight-asian="normal" style:font-weight-complex="normal"/>
    </style:style>
    <style:style style:name="T12" style:family="text">
      <style:text-properties officeooo:rsid="0015b7bd"/>
    </style:style>
    <style:style style:name="T13" style:family="text">
      <style:text-properties fo:language="ro" fo:country="RO" fo:font-weight="normal" style:font-weight-asian="normal" style:font-weight-complex="normal"/>
    </style:style>
    <style:style style:name="T14" style:family="text">
      <style:text-properties fo:language="en" fo:country="US" officeooo:rsid="0017a393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ro" fo:country="RO" fo:font-weight="normal" officeooo:rsid="001a1822" style:font-weight-asian="normal" style:font-weight-complex="normal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ro" fo:country="RO" fo:font-weight="normal" officeooo:rsid="001ab0e4" style:font-weight-asian="normal" style:font-weight-complex="normal"/>
    </style:style>
    <style:style style:name="T20" style:family="text">
      <style:text-properties fo:language="en" fo:country="US" fo:font-weight="normal" officeooo:rsid="001ab0e4" style:font-weight-asian="normal" style:font-weight-complex="normal"/>
    </style:style>
    <style:style style:name="T21" style:family="text">
      <style:text-properties fo:language="ro" fo:country="RO"/>
    </style:style>
    <style:style style:name="T22" style:family="text">
      <style:text-properties fo:language="ro" fo:country="RO" officeooo:rsid="001b0efc"/>
    </style:style>
    <style:style style:name="T23" style:family="text">
      <style:text-properties officeooo:rsid="001b0efc"/>
    </style:style>
    <style:style style:name="T24" style:family="text">
      <style:text-properties officeooo:rsid="001bcc3c"/>
    </style:style>
    <style:style style:name="T25" style:family="text">
      <style:text-properties fo:language="ro" fo:country="RO" officeooo:rsid="001bcc3c"/>
    </style:style>
    <style:style style:name="T26" style:family="text">
      <style:text-properties fo:language="en" fo:country="US" officeooo:rsid="001bcc3c"/>
    </style:style>
    <style:style style:name="T27" style:family="text">
      <style:text-properties fo:language="ro" fo:country="RO" fo:font-weight="normal" officeooo:rsid="000d0838" style:font-weight-asian="normal" style:font-weight-complex="normal"/>
    </style:style>
    <style:style style:name="T28" style:family="text">
      <style:text-properties fo:language="ro" fo:country="RO" officeooo:rsid="000cda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SteakHouse Website</text:span><text:span text:style-name="T1"/></text:p>
      <text:p text:style-name="P1" loext:marker-style-name="T2"><text:span text:style-name="T2">-Proiect Tehnici Web-</text:span><text:span text:style-name="T2"/></text:p>
      <text:p text:style-name="P1" loext:marker-style-name="T3"><text:span text:style-name="T3">Florescu Teodor Stefanut, grupa 262</text:span><text:span text:style-name="T3"/></text:p>
      <text:p text:style-name="P2" loext:marker-style-name="T3"/>
      <text:p text:style-name="P3" loext:marker-style-name="T3"/>
      <text:p text:style-name="P3" loext:marker-style-name="T3"/>
      <text:p text:style-name="P4" loext:marker-style-name="T3"><text:span text:style-name="T3">1. Alegerea temei</text:span><text:span text:style-name="T3"/></text:p>
      <text:p text:style-name="P3" loext:marker-style-name="T3"/>
      <text:p text:style-name="P4" loext:marker-style-name="T3"><text:span text:style-name="T3"><text:tab/>Pentru acest proiect tema pe care am ales-o este un </text:span><text:span text:style-name="T2">Restaurant de tip SteakHouse</text:span><text:span text:style-name="T3">.</text:span></text:p>
      <text:p text:style-name="P3" loext:marker-style-name="T3"/>
      <text:p text:style-name="P3" loext:marker-style-name="T3"/>
      <text:p text:style-name="P4" loext:marker-style-name="T3"><text:span text:style-name="T3">2. Descrierea succinta a temei</text:span><text:span text:style-name="T3"/></text:p>
      <text:p text:style-name="P3" loext:marker-style-name="T3"><text:span text:style-name="Emphasis"><text:span text:style-name="T3"/></text:span></text:p>
      <text:p text:style-name="P4" loext:marker-style-name="T3"><text:span text:style-name="Emphasis"><text:span text:style-name="T4">Informatii si serviciile oferite :</text:span></text:span><text:span text:style-name="Emphasis"><text:span text:style-name="T3"><text:line-break/></text:span></text:span></text:p>
      <text:list text:style-name="WWNum1">
        <text:list-item>
          <text:p text:style-name="P5"><text:span text:style-name="Strong_20_Emphasis">Restaurant</text:span> – <text:span text:style-name="T5">detalii despre site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Strong_20_Emphasis">Evenimente &amp; Promoții</text:span> – <text:span text:style-name="T6">locul unde se vor vedea </text:span><text:span text:style-name="T7">promoţiile</text:span></text:p>
                            </text:list-item>
                            <text:list-item>
                              <text:p text:style-name="P6"><text:span text:style-name="Strong_20_Emphasis"><text:span text:style-name="T8">Ga</text:span></text:span><text:span text:style-name="Strong_20_Emphasis"><text:span text:style-name="T7">l</text:span></text:span><text:span text:style-name="Strong_20_Emphasis"><text:span text:style-name="T8">eria de poze</text:span></text:span><text:span text:style-name="T7"> – locul unde se vor vedea promoţii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Strong_20_Emphasis">Meniu</text:span> –<text:span text:style-name="T9"> </text:span><text:span text:style-name="T10">locul unde se va vedea mancarea si preturile</text:span></text:p>
        </text:list-item>
        <text:list-item>
          <text:p text:style-name="P5"><text:span text:style-name="Strong_20_Emphasis">Rezervări</text:span> – <text:span text:style-name="T5">formular online pentru rezervare</text:span></text:p>
        </text:list-item>
        <text:list-item>
          <text:p text:style-name="P7"><text:span text:style-name="Strong_20_Emphasis">Contact – </text:span><text:span text:style-name="Strong_20_Emphasis"><text:span text:style-name="T11">detaliile de contact</text:span></text:span></text:p>
        </text:list-item>
      </text:list>
      <text:p text:style-name="P8"><text:span text:style-name="Strong_20_Emphasis">Pagini principale :</text:span></text:p>
      <text:list xml:id="list2494255729" text:style-name="WWNum2">
        <text:list-item>
          <text:p text:style-name="P9"><text:span text:style-name="Strong_20_Emphasis">Home</text:span> – Prezentare generală</text:p>
        </text:list-item>
        <text:list-item>
          <text:p text:style-name="P9"><text:span text:style-name="Strong_20_Emphasis">Meniu</text:span> – Listă de produse și prețuri</text:p>
        </text:list-item>
        <text:list-item>
          <text:p text:style-name="P10"><text:span text:style-name="Strong_20_Emphasis"><text:span text:style-name="T12">Galerie</text:span></text:span> – <text:span text:style-name="T12">Poze cu produsele si restaurantul</text:span></text:p>
        </text:list-item>
        <text:list-item>
          <text:p text:style-name="P10"><text:span text:style-name="Strong_20_Emphasis">Rezervări</text:span> – Formular de rezervare</text:p>
        </text:list-item>
        <text:list-item>
          <text:p text:style-name="P11">Evenimente si oferte – <text:span text:style-name="T3">Stiri despre evenimente si promo</text:span><text:span text:style-name="T13">ţii</text:span></text:p>
        </text:list-item>
      </text:list>
      <text:list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<text:span text:style-name="T14">L</text:span><text:span text:style-name="T15">ucruri noi – </text:span><text:span text:style-name="T16">Dac</text:span><text:span text:style-name="T17">ă</text:span><text:span text:style-name="T16"> se adauga ceva special </text:span><text:span text:style-name="T13">î</text:span><text:span text:style-name="T16">n meniu</text:span></text:p>
                                            </text:list-item>
                                            <text:list-item>
                                              <text:p text:style-name="P13"><text:span text:style-name="T18">Evenimente</text:span><text:span text:style-name="T16"> –</text:span><text:span text:style-name="T19"> </text:span><text:span text:style-name="T20">Dac</text:span><text:span text:style-name="T19">ă se organi</text:span><text:span text:style-name="T20">zeaz</text:span><text:span text:style-name="T19">ă ceva</text:span></text:p>
                                            </text:list-item>
                                            <text:list-item>
                                              <text:p text:style-name="P13"><text:span text:style-name="T18">Oferte</text:span><text:span text:style-name="T16"> –</text:span><text:span text:style-name="T19"> Combo-</text:span><text:span text:style-name="T20">uri convenabil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494255729" text:style-name="WWNum2">
        <text:list-item>
          <text:p text:style-name="P14"><text:span text:style-name="Strong_20_Emphasis">Contact</text:span> – Informații de contact</text:p>
          <text:p text:style-name="P15"/>
        </text:list-item>
      </text:list>
      <text:p text:style-name="P8"><text:span text:style-name="Strong_20_Emphasis">Legături între pagini:</text:span></text:p>
      <text:list text:style-name="WWNum3">
        <text:list-item>
          <text:p text:style-name="P16">Home → Meniu, Rezervări, Contact</text:p>
        </text:list-item>
        <text:list-item>
          <text:p text:style-name="P16">Meniu → Detalii despre preparate</text:p>
        </text:list-item>
        <text:list-item>
          <text:p text:style-name="P16">Rezervări → Confirmare rezervare</text:p>
        </text:list-item>
        <text:list-item>
          <text:p text:style-name="P17">Evenimente &amp; Promoții → Detalii oferte</text:p>
        </text:list-item>
      </text:list>
      <text:p text:style-name="P8"><text:span text:style-name="Strong_20_Emphasis">Cuvinte cheie generale:</text:span> Steakhouse, Vit<text:span text:style-name="T21">ă,</text:span> carne premium, restaurant de steak, rezervare online, meniu</text:p>
      <text:p text:style-name="P18"><text:span text:style-name="Strong_20_Emphasis">Cuvinte <text:s/></text:span><text:span text:style-name="Strong_20_Emphasis"><text:span text:style-name="T22">cheie Home</text:span></text:span><text:span text:style-name="Strong_20_Emphasis">:</text:span> Steakhouse, Vit<text:span text:style-name="T21">ă,</text:span> carne premium, restaurant de steak, rezervare online, meniu</text:p>
      <text:p text:style-name="P19"><text:span text:style-name="Strong_20_Emphasis">Cuvinte <text:s/>cheie </text:span><text:span text:style-name="Strong_20_Emphasis"><text:span text:style-name="T23">G</text:span></text:span><text:span text:style-name="Strong_20_Emphasis"><text:span text:style-name="T22">alerie</text:span></text:span><text:span text:style-name="Strong_20_Emphasis">:</text:span> Steakhouse, Vită, carne premium, restaurant de steak, rezervare online, meniu</text:p>
      <text:p text:style-name="P20"><text:soft-page-break/><text:span text:style-name="Strong_20_Emphasis">Cuvinte <text:s/>cheie </text:span><text:span text:style-name="Strong_20_Emphasis"><text:span text:style-name="T24">R</text:span></text:span><text:span text:style-name="Strong_20_Emphasis"><text:span text:style-name="T25">e</text:span></text:span><text:span text:style-name="Strong_20_Emphasis"><text:span text:style-name="T26">zervari</text:span></text:span><text:span text:style-name="Strong_20_Emphasis">:</text:span> Steakhouse, Vită, carne premium, restaurant de steak, rezervare online, meniu</text:p>
      <text:p text:style-name="P21">Părere site-uri :</text:p>
      <text:list text:continue-numbering="true" text:style-name="WWNum3">
        <text:list-item>
          <text:p text:style-name="P16">Argentine SteakHouse → Pro : Design aerisit si intuitiv, Animatiile sunt foarte smooth, Site-ul <text:tab/><text:tab/><text:tab/><text:tab/> <text:s text:c="6"/>este light</text:p>
        </text:list-item>
      </text:list>
      <text:p text:style-name="P22"><text:tab/><text:tab/><text:tab/><text:tab/> <text:s text:c="6"/>Contra : Butonul de rezervarea duce la un numar de telefon si un este <text:tab/><text:tab/><text:tab/><text:tab/> <text:s text:c="6"/>confortabil pentru client sa sune( ar fi mai usor sa se faca direct din <text:tab/><text:tab/><text:tab/><text:tab/><text:tab/> <text:s text:c="6"/>site), Meniul se descarca si este enervant, in loc sa fie direct in site</text:p>
      <text:list text:continue-numbering="true" text:style-name="WWNum3">
        <text:list-item>
          <text:p text:style-name="P16"><text:span text:style-name="T21">OSHO<text:tab/><text:tab/><text:tab/></text:span> → Pro : Meniul si Rezervarile se fac direct din site( experenta foarte <text:tab/><text:tab/><text:tab/><text:tab/> <text:s text:c="6"/>placuta si usoara pentru client), Paleta de culori folosit<text:span text:style-name="T21">ă este atent <text:tab/><text:tab/><text:tab/><text:tab/> <text:s text:c="6"/>aleasă şi se vede</text:span><text:span text:style-name="T15">( Probabil cel mai bun site)</text:span></text:p>
        </text:list-item>
      </text:list>
      <text:p text:style-name="P4" loext:marker-style-name="T3"><text:span text:style-name="T3"><text:tab/><text:tab/><text:tab/><text:tab/> <text:s text:c="6"/>Contra : Butonul pentru meniul derulant din dreapta abia se vede. <text:s/><text:tab/><text:tab/><text:tab/><text:tab/><text:tab/> <text:s text:c="6"/>Singurul minus pe care il mai pot gasi este pagina Gallery care f</text:span><text:span text:style-name="T13">aţă <text:tab/><text:tab/><text:tab/><text:tab/><text:tab/> <text:s text:c="6"/>de restul site-</text:span><text:span text:style-name="T16">ului este sarac</text:span><text:span text:style-name="T13">ă în conţinut şi nu exprimă nimic</text:span></text:p>
      <text:p text:style-name="P23" loext:marker-style-name="T21"/>
      <text:list text:continue-numbering="true" text:style-name="WWNum3">
        <text:list-item>
          <text:p text:style-name="P16"><text:span text:style-name="T15">Beni Hana</text:span><text:span text:style-name="T21"><text:tab/><text:tab/></text:span> → Pro : <text:span text:style-name="T21">Are foarte multe detalii şi poveşti despre restaurant, are o hartă <text:tab/><text:tab/><text:tab/><text:tab/> <text:s text:c="6"/>cu toate locaţiile din lume</text:span></text:p>
        </text:list-item>
      </text:list>
      <text:p text:style-name="P4" loext:marker-style-name="T3"><text:span text:style-name="T13"><text:tab/><text:tab/><text:tab/><text:tab/> <text:s text:c="6"/>Contra : </text:span><text:span text:style-name="T27">Site-ul are un design invechit. Butoanele și textul sunt au </text:span></text:p>
      <text:p text:style-name="P4" loext:marker-style-name="T3"><text:span text:style-name="T27"><text:tab/><text:tab/><text:tab/><text:tab/> <text:s text:c="6"/>dimensiuni prea mari și sunt deranjante vizual</text:span></text:p>
      <text:p text:style-name="P24" loext:marker-style-name="T15"/>
      <text:p text:style-name="P24" loext:marker-style-name="T15"/>
      <text:list text:continue-numbering="true" text:style-name="WWNum3">
        <text:list-item>
          <text:p text:style-name="P16"><text:span text:style-name="T15">Nusr-et</text:span><text:span text:style-name="T21"><text:tab/><text:tab/></text:span> → Pro : <text:span text:style-name="T15">Galeria are filtrare sa po</text:span><text:span text:style-name="T21">ţi vedea doar </text:span><text:span text:style-name="T28">pozele</text:span><text:span text:style-name="T21"> c</text:span><text:span text:style-name="T28">are</text:span><text:span text:style-name="T21"> te interesea</text:span><text:span text:style-name="T15">z</text:span><text:span text:style-name="T21">ă, <text:tab/><text:tab/><text:tab/><text:tab/> <text:s text:c="6"/>Când faci hover peste butoane textul se dilata foarte frumos</text:span></text:p>
        </text:list-item>
      </text:list>
      <text:p text:style-name="P4" loext:marker-style-name="T3"><text:span text:style-name="T13"><text:tab/><text:tab/><text:tab/><text:tab/> <text:s text:c="6"/>Contra : </text:span><text:span text:style-name="T16">Sunt prea multe butoane pe care trebuie sa le apesi ca sa <text:tab/><text:tab/><text:tab/><text:tab/><text:tab/> <text:s text:c="6"/>ajungi la meniu, Butonul de rezervare nu este pe prima pagin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20:06:46</meta:creation-date>
    <dc:language>en-US</dc:language>
    <dc:date>2025-02-26T21:14:31.384000000</dc:date>
    <meta:editing-cycles>54</meta:editing-cycles>
    <meta:editing-duration>PT5H36M44S</meta:editing-duration>
    <meta:generator>LibreOffice/24.8.4.2$Windows_X86_64 LibreOffice_project/bb3cfa12c7b1bf994ecc5649a80400d06cd71002</meta:generator>
    <meta:print-date>2025-02-26T21:20:07.558000000</meta:print-date>
    <meta:printed-by>PDF files</meta:printed-by>
    <meta:document-statistic meta:table-count="0" meta:image-count="0" meta:object-count="0" meta:page-count="2" meta:paragraph-count="43" meta:word-count="447" meta:character-count="2855" meta:non-whitespace-character-count="2276"/>
    <meta:user-defined meta:name="AppVersion">15.0000</meta:user-defined>
  </office:meta>
</office:document-meta>
</file>